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a623" officeooo:paragraph-rsid="0007a623"/>
    </style:style>
    <style:style style:name="P2" style:family="paragraph" style:parent-style-name="Heading_20_3">
      <style:text-properties officeooo:rsid="0007a623"/>
    </style:style>
    <style:style style:name="P3" style:family="paragraph" style:parent-style-name="Standard">
      <style:text-properties officeooo:rsid="0007a623" officeooo:paragraph-rsid="0007a62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perform a series of <text:span text:style-name="Source_20_Text">INSERT</text:span> operations into a database table (<text:span text:style-name="Source_20_Text">orders</text:span>), setting savepoints after each <text:span text:style-name="Source_20_Text">INSERT</text:span>, rolling back to the second savepoint, and then committing the overall transaction in Java, you typically use JDBC (Java Database Connectivity). Here's a step-by-step guide to achieve this:</text:p>
      <text:p text:style-name="Standard"/>
      <text:p text:style-name="P3">Code:<text:line-break/></text:p>
      <text:p text:style-name="P3">import java.sql.Connection;</text:p>
      <text:p text:style-name="P3">import java.sql.DriverManager;</text:p>
      <text:p text:style-name="P3">import java.sql.SQLException;</text:p>
      <text:p text:style-name="P3"/>
      <text:p text:style-name="P3">public class Main {</text:p>
      <text:p text:style-name="P3"><text:s text:c="4"/>public static void main(String[] args) {</text:p>
      <text:p text:style-name="P3"><text:s text:c="8"/>Connection conn = null;</text:p>
      <text:p text:style-name="P3"><text:s text:c="8"/>try {</text:p>
      <text:p text:style-name="P3"><text:s text:c="12"/>// Load the MySQL JDBC driver</text:p>
      <text:p text:style-name="P3"><text:s text:c="12"/>Class.forName("com.mysql.jdbc.Driver");</text:p>
      <text:p text:style-name="P3"><text:s text:c="12"/></text:p>
      <text:p text:style-name="P3"><text:s text:c="12"/>// Setup the connection with the DB</text:p>
      <text:p text:style-name="P3"><text:s text:c="12"/>conn = DriverManager.getConnection("jdbc:mysql://localhost:3306/your_database", "username", "password");</text:p>
      <text:p text:style-name="P3"><text:s text:c="12"/></text:p>
      <text:p text:style-name="P3"><text:s text:c="12"/>// Ensure autocommit is off for transaction control</text:p>
      <text:p text:style-name="P3"><text:s text:c="12"/>conn.setAutoCommit(false);</text:p>
      <text:p text:style-name="P3"><text:s text:c="12"/></text:p>
      <text:p text:style-name="P3"><text:s text:c="12"/>// Perform your transaction</text:p>
      <text:p text:style-name="P3"><text:s text:c="12"/>performTransaction(conn);</text:p>
      <text:p text:style-name="P3"><text:s text:c="12"/></text:p>
      <text:p text:style-name="P3"><text:s text:c="12"/>// Commit the transaction</text:p>
      <text:p text:style-name="P3"><text:s text:c="12"/>conn.commit();</text:p>
      <text:p text:style-name="P3"><text:s text:c="8"/>} catch (SQLException | ClassNotFoundException e) {</text:p>
      <text:p text:style-name="P3"><text:s text:c="12"/>e.printStackTrace();</text:p>
      <text:p text:style-name="P3"><text:s text:c="12"/>// Rollback the transaction in case of an exception</text:p>
      <text:p text:style-name="P3"><text:s text:c="12"/>try {</text:p>
      <text:p text:style-name="P3"><text:s text:c="16"/>if (conn != null) {</text:p>
      <text:p text:style-name="P3"><text:s text:c="20"/>conn.rollback();</text:p>
      <text:p text:style-name="P3"><text:s text:c="16"/>}</text:p>
      <text:p text:style-name="P3"><text:s text:c="12"/>} catch (SQLException ex) {</text:p>
      <text:p text:style-name="P3"><text:s text:c="16"/>ex.printStackTrace();</text:p>
      <text:p text:style-name="P3"><text:s text:c="12"/>}</text:p>
      <text:p text:style-name="P3"><text:s text:c="8"/>} finally {</text:p>
      <text:p text:style-name="P3"><text:s text:c="12"/>// Close the connection</text:p>
      <text:p text:style-name="P3"><text:s text:c="12"/>try {</text:p>
      <text:p text:style-name="P3"><text:s text:c="16"/>if (conn != null) {</text:p>
      <text:p text:style-name="P3"><text:s text:c="20"/>conn.close();</text:p>
      <text:p text:style-name="P3"><text:s text:c="16"/>}</text:p>
      <text:p text:style-name="P3"><text:s text:c="12"/>} catch (SQLException e) {</text:p>
      <text:p text:style-name="P3"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oft-page-break/><text:s text:c="4"/>private static void performTransaction(Connection conn) throws SQLException {</text:p>
      <text:p text:style-name="P3"><text:s text:c="8"/>// Define your INSERT statements</text:p>
      <text:p text:style-name="P3"><text:s text:c="8"/>String insert1 = "INSERT INTO orders (column1, column2, ...) VALUES (value1, value2, ...)";</text:p>
      <text:p text:style-name="P3"><text:s text:c="8"/>String insert2 = "INSERT INTO orders (column1, column2, ...) VALUES (value1, value2, ...)";</text:p>
      <text:p text:style-name="P3"><text:s text:c="8"/>String insert3 = "INSERT INTO orders (column1, column2, ...) VALUES (value1, value2, ...)";</text:p>
      <text:p text:style-name="P3"><text:s text:c="8"/></text:p>
      <text:p text:style-name="P3"><text:s text:c="8"/>try {</text:p>
      <text:p text:style-name="P3"><text:s text:c="12"/>// Execute the first INSERT</text:p>
      <text:p text:style-name="P3"><text:s text:c="12"/>conn.prepareStatement(insert1).executeUpdate();</text:p>
      <text:p text:style-name="P3"><text:s text:c="12"/></text:p>
      <text:p text:style-name="P3"><text:s text:c="12"/>// Set a savepoint after the first INSERT</text:p>
      <text:p text:style-name="P3"><text:s text:c="12"/>Savepoint savepoint1 = conn.setSavepoint();</text:p>
      <text:p text:style-name="P3"><text:s text:c="12"/></text:p>
      <text:p text:style-name="P3"><text:s text:c="12"/>// Execute the second INSERT</text:p>
      <text:p text:style-name="P3"><text:s text:c="12"/>conn.prepareStatement(insert2).executeUpdate();</text:p>
      <text:p text:style-name="P3"><text:s text:c="12"/></text:p>
      <text:p text:style-name="P3"><text:s text:c="12"/>// Set a savepoint after the second INSERT</text:p>
      <text:p text:style-name="P3"><text:s text:c="12"/>Savepoint savepoint2 = conn.setSavepoint();</text:p>
      <text:p text:style-name="P3"><text:s text:c="12"/></text:p>
      <text:p text:style-name="P3"><text:s text:c="12"/>// Execute the third INSERT</text:p>
      <text:p text:style-name="P3"><text:s text:c="12"/>conn.prepareStatement(insert3).executeUpdate();</text:p>
      <text:p text:style-name="P3"><text:s text:c="12"/></text:p>
      <text:p text:style-name="P3"><text:s text:c="12"/>// Rollback to the second savepoint</text:p>
      <text:p text:style-name="P3"><text:s text:c="12"/>conn.rollback(savepoint2);</text:p>
      <text:p text:style-name="P3"><text:s text:c="12"/></text:p>
      <text:p text:style-name="P3"><text:s text:c="12"/>// Continue with other operations or just commit at the end</text:p>
      <text:p text:style-name="P3"><text:s text:c="8"/>} catch (SQLException e) {</text:p>
      <text:p text:style-name="P3"><text:s text:c="12"/>// Handle exception or rethrow</text:p>
      <text:p text:style-name="P3"><text:s text:c="12"/>throw e;</text:p>
      <text:p text:style-name="P3"><text:s text:c="8"/>}</text:p>
      <text:p text:style-name="P3"><text:s text:c="4"/>}</text:p>
      <text:p text:style-name="P3">}</text:p>
      <text:p text:style-name="P3"/>
      <text:h text:style-name="P1" text:outline-level="3">Explanation:</text:h>
      <text:list xml:id="list3671266605" text:style-name="L1">
        <text:list-item>
          <text:p text:style-name="P4"><text:span text:style-name="Strong_20_Emphasis">JDBC Connection</text:span>: Establishes a connection to the database using JDBC. Replace <text:span text:style-name="Source_20_Text">"jdbc:mysql://localhost:3306/your_database"</text:span> with your actual database URL, <text:span text:style-name="Source_20_Text">"username"</text:span> with your database username, and <text:span text:style-name="Source_20_Text">"password"</text:span> with your password.</text:p>
        </text:list-item>
        <text:list-item>
          <text:p text:style-name="P4"><text:span text:style-name="Strong_20_Emphasis">Transaction Handling</text:span>:</text:p>
          <text:list>
            <text:list-item>
              <text:p text:style-name="P5"><text:span text:style-name="Source_20_Text">conn.setAutoCommit(false);</text:span> turns off autocommit mode to allow explicit control over transaction boundaries.</text:p>
            </text:list-item>
            <text:list-item>
              <text:p text:style-name="P5">Inside <text:span text:style-name="Source_20_Text">performTransaction</text:span> method:</text:p>
              <text:list>
                <text:list-item>
                  <text:p text:style-name="P5"><text:span text:style-name="Strong_20_Emphasis">INSERT Statements</text:span>: Replace <text:span text:style-name="Source_20_Text">column1</text:span>, <text:span text:style-name="Source_20_Text">column2</text:span>, etc., with actual column names and <text:span text:style-name="Source_20_Text">value1</text:span>, <text:span text:style-name="Source_20_Text">value2</text:span>, etc., with the corresponding values you want to insert.</text:p>
                </text:list-item>
                <text:list-item>
                  <text:p text:style-name="P5"><text:span text:style-name="Strong_20_Emphasis">Savepoints</text:span>: <text:span text:style-name="Source_20_Text">conn.setSavepoint()</text:span> creates a savepoint which allows you to rollback to that point if needed.</text:p>
                </text:list-item>
                <text:list-item>
                  <text:p text:style-name="P5"><text:span text:style-name="Strong_20_Emphasis">Rollback</text:span>: <text:span text:style-name="Source_20_Text">conn.rollback(savepoint2);</text:span> rolls back to the second savepoint if an error occurs.</text:p>
                </text:list-item>
              </text:list>
            </text:list-item>
          </text:list>
        </text:list-item>
        <text:list-item>
          <text:p text:style-name="P4"><text:soft-page-break/><text:span text:style-name="Strong_20_Emphasis">Commit and Rollback Handling</text:span>:</text:p>
          <text:list>
            <text:list-item>
              <text:p text:style-name="P5"><text:span text:style-name="Source_20_Text">conn.commit();</text:span> commits the transaction if everything succeeds.</text:p>
            </text:list-item>
            <text:list-item>
              <text:p text:style-name="P5">Exception handling (<text:span text:style-name="Source_20_Text">catch</text:span>) ensures that if an error occurs during execution, the transaction is rolled back (<text:span text:style-name="Source_20_Text">conn.rollback();</text:span>).</text:p>
            </text:list-item>
          </text:list>
        </text:list-item>
        <text:list-item>
          <text:p text:style-name="P4"><text:span text:style-name="Strong_20_Emphasis">Closing the Connection</text:span>: In the <text:span text:style-name="Source_20_Text">finally</text:span> block, the connection is closed to release resources after the transaction completes.</text:p>
        </text:list-item>
      </text:list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04:11.148692466</meta:creation-date>
    <dc:date>2024-06-23T21:09:08.131589105</dc:date>
    <meta:editing-duration>PT4M58S</meta:editing-duration>
    <meta:editing-cycles>1</meta:editing-cycles>
    <meta:document-statistic meta:table-count="0" meta:image-count="0" meta:object-count="0" meta:page-count="3" meta:paragraph-count="88" meta:word-count="444" meta:character-count="4040" meta:non-whitespace-character-count="2899"/>
    <meta:generator>LibreOffice/7.3.7.2$Linux_X86_64 LibreOffice_project/30$Build-2</meta:generator>
  </office:meta>
</office:document-meta>
</file>